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cm" fo:min-width="10.084cm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8.088cm" fo:min-width="6.5cm" draw:shadow="hidden"/>
    </style:style>
    <style:style style:name="gr3" style:family="graphic" style:parent-style-name="standard">
      <style:graphic-properties draw:stroke="none" svg:stroke-width="0.035cm" draw:marker-start-width="0.252cm" draw:marker-end-width="0.252cm" draw:fill="solid" draw:fill-color="#000000" draw:textarea-horizontal-align="justify" draw:textarea-vertical-align="middle" draw:auto-grow-height="false" fo:min-height="2.205cm" fo:min-width="1.955cm" fo:padding-top="0.142cm" fo:padding-bottom="0.142cm" fo:padding-left="0.267cm" fo:padding-right="0.267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polygon draw:style-name="gr1" draw:text-style-name="P1" draw:layer="layout" svg:width="9.138cm" svg:height="0.932cm" svg:x="5.212cm" svg:y="10.8cm" svg:viewBox="0 0 9139 933" draw:points="0,933 36,576 293,445 478,0 8769,19 8931,445 9139,501 9132,933">
          <text:p/>
        </draw:polygon>
        <draw:path draw:style-name="gr2" draw:text-style-name="P1" draw:layer="layout" svg:width="9.101cm" svg:height="10.64cm" svg:x="5.231cm" svg:y="11.907cm" svg:viewBox="0 0 9102 10641" svg:d="M1314 10172l-376-2384-938-7695 19-56 56-37h8952l57 37 18 76-934 7861c-329-316-780-505-1289-505-1048 0-1849 801-1849 1849 0 524 175 973 506 1304v19l-3678-38z">
          <text:p/>
        </draw:path>
        <draw:path draw:style-name="gr3" draw:text-style-name="P1" draw:layer="layout" svg:width="3.075cm" svg:height="3.077cm" svg:x="10.579cm" svg:y="19.681cm" svg:viewBox="0 0 3076 3078" svg:d="M1539 447c-618 0-1091 472-1091 1090s473 1091 1091 1091 1091-473 1091-1091-473-1090-1091-1090zM1538 0c872 0 1538 667 1538 1539s-666 1539-1538 1539-1538-667-1538-1539 666-1539 1538-153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5-17T15:51:35.998192517</meta:creation-date>
    <dc:date>2019-07-12T15:47:37</dc:date>
    <meta:editing-duration>PT20M27S</meta:editing-duration>
    <meta:editing-cycles>8</meta:editing-cycles>
    <meta:generator>OpenOffice/4.1.3$Unix OpenOffice.org_project/413m1$Build-9783</meta:generator>
    <dc:creator>Gwéna LE YONDRE</dc:creator>
    <meta:document-statistic meta:object-count="3"/>
  </office:meta>
</office:document-meta>
</file>